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date" office:date-value="2014-01-01" calcext:value-type="date">
            <text:p>01.01.20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.00.0000</text:date>, <text:time style:data-style-name="N2" text:time-value="0000-00-00T04:53:30.17228837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4-05-21T04:54:06.215194892</dc:date>
    <meta:editing-duration>P0D</meta:editing-duration>
    <meta:editing-cycles>2</meta:editing-cycles>
    <meta:generator>LibreOffice/4.1.6.2$Linux_X86_64 LibreOffice_project/410m0$Build-2</meta:generator>
    <meta:document-statistic meta:table-count="1" meta:cell-count="12" meta:object-count="0"/>
  </office:meta>
</office:document-meta>
</file>